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</text:p>
      <text:p text:style-name="Standard"/>
      <text:p text:style-name="Standard">Instructions:</text:p>
      <text:p text:style-name="Standard"/>
      <text:p text:style-name="Standard">You need to schoot te enemys(dragons) that are coming at you.</text:p>
      <text:p text:style-name="Standard">You get 100 points for schooting a dragon.</text:p>
      <text:p text:style-name="Standard">You lose 50 points if you get hit by a dragon.</text:p>
      <text:p text:style-name="Standard">You need to get 1000 points on Easy.</text:p>
      <text:p text:style-name="Standard">You need to get 2000 points on Medium.</text:p>
      <text:p text:style-name="Standard">You need to get 3000 points on Hard.</text:p>
      <text:p text:style-name="Standard"/>
      <text:p text:style-name="Standard">Press W to go up.</text:p>
      <text:p text:style-name="Standard">Press S to go down.</text:p>
      <text:p text:style-name="Standard">Klik on the mous to sho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00:52:58.71</meta:creation-date>
    <meta:generator>OpenOffice.org/3.4.1$Win32 OpenOffice.org_project/341m1$Build-9593</meta:generator>
    <dc:date>2013-11-14T00:54:21.74</dc:date>
    <meta:editing-duration>PT1M23S</meta:editing-duration>
    <meta:editing-cycles>2</meta:editing-cycles>
    <meta:document-statistic meta:table-count="0" meta:image-count="0" meta:object-count="0" meta:page-count="1" meta:paragraph-count="11" meta:word-count="72" meta:character-count="340"/>
  </office:meta>
</office:document-meta>
</file>